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>
      <style:paragraph-properties fo:margin-left="0in" fo:margin-right="0in" fo:text-indent="0in" style:auto-text-indent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</text:span><text:span text:style-name="T2"><text:line-break/></text:span><text:span text:style-name="T3">Unidad 11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1. Actividades no evaluables 01</text:span></text:p>
      <text:p text:style-name="P12"><text:bookmark text:name="_hnqspirfq5lr"/>1. Ejercicio 01</text:p>
      <text:p text:style-name="P6"><text:span text:style-name="T8">Indica si estas IP son correctas o no<text:line-break/></text:span>a) 1.1.1.1<text:line-break/>b) 2.2.2.200<text:line-break/>c) 200.260.0.3<text:line-break/>d) 4.4.4.4.4<text:line-break/>e) 5.0.0.300<text:line-break/>f) 256.244.244.4<text:line-break/>g) 700.1000.100</text:p>
      <text:p text:style-name="Heading_20_1"><text:bookmark text:name="_x6a92iqhyg59"/>2. Ejercicio 02</text:p>
      <text:p text:style-name="P6">Indica si estas IP son máscaras o no. Para las IP que sean máscaras, calcula el número de ordenadores que se pueden conectar a ellas.</text:p>
      <text:p text:style-name="P6">a) 255.0.0.0<text:line-break/>b) 255.255.0.1<text:line-break/>c) 255.255.128.0<text:line-break/>d) 255.255.127.0<text:line-break/>e) 255.255.128.15</text:p>
      <text:p text:style-name="Heading_20_1"><text:bookmark text:name="_8sdy3g69brm6"/>3. Ejercicio 03</text:p>
      <text:p text:style-name="P6">Dada una IP y una máscara, calcula el <text:span text:style-name="T8">ID de red</text:span> y la <text:span text:style-name="T8">dirección de broadcast</text:span>.<text:line-break/>Si no se proporciona una máscara, utiliza la máscara por defecto según la clase de la IP:</text:p>
      <text:p text:style-name="P6">a) 18.120.16.250: Máscara no proporcionada<text:line-break/>b) 18.120.16.255 / 255.255.0.0<text:line-break/>c) 155.4.220.39: Máscara no proporcionada<text:line-break/>d) 194.209.14.33: Máscara no proporcionada<text:line-break/>e) 190.33.109.133 / 255.255.255.0</text:p>
      <text:p text:style-name="Heading_20_1"><text:bookmark text:name="_8a1ojfomtqba"/>4. Ejercicio 04</text:p>
      <text:p text:style-name="P6">Tenemos una máscara <text:span text:style-name="T8">255.255.0.0</text:span> y queremos crear el mayor número posible de subredes.<text:line-break/>Cada subred necesita al menos <text:span text:style-name="T8">47 hosts</text:span>.</text:p>
      <text:p text:style-name="P6">¿Cuántas subredes podemos crear?</text:p>
      <text:p text:style-name="Heading_20_1"><text:bookmark text:name="_h7bbtsn4l7yt"/></text:p>
      <text:p text:style-name="P13"><text:bookmark text:name="_qefiv3p2936s"/>5. Ejercicio 05 - RESUELTO EJEMPLO</text:p>
      <text:p text:style-name="P6">Nuestro ordenador tiene la IP <text:span text:style-name="T8">194.100.129.120</text:span>. Si hay <text:span text:style-name="T8">8 subredes</text:span>, indica:</text:p>
      <text:p text:style-name="P6">a) <text:span text:style-name="T8">Clase de la IP y máscara por defecto<text:line-break/></text:span>Clase de IP: C<text:line-break/>Máscara por defecto: 255.255.255.0</text:p>
      <text:p text:style-name="P6">b) <text:span text:style-name="T8">Máscara cuando la red se divide en 8 subredes<text:line-break/></text:span>Para obtener 8 subredes, debemos añadir 3 bits (2³ = 8) a la máscara por defecto.<text:line-break/>11111111.11111111.11111111.11100000 = 255.255.255.224 = /27</text:p>
      <text:p text:style-name="P6">c) <text:span text:style-name="T8">ID de red y dirección de broadcast de cada subred</text:span></text:p>
      <text:p text:style-name="P6">ID de red de cada subred:<text:line-break/>194.100.129.0<text:line-break/>194.100.129.32<text:line-break/>194.100.129.64<text:line-break/>194.100.129.96<text:line-break/>194.100.129.128<text:line-break/>194.100.129.160<text:line-break/>194.100.129.192<text:line-break/>194.100.129.224</text:p>
      <text:p text:style-name="P6">Dirección de broadcast de cada subred:<text:line-break/>194.100.129.31<text:line-break/>194.100.129.63<text:line-break/>194.100.129.95<text:line-break/>194.100.129.127<text:line-break/>194.100.129.159<text:line-break/>194.100.129.191<text:line-break/>194.100.129.223<text:line-break/>194.100.129.255</text:p>
      <text:p text:style-name="P6">d) <text:span text:style-name="T8">Subred a la que pertenece nuestra IP<text:line-break/></text:span>Nuestra IP <text:span text:style-name="T8">194.100.129.120</text:span> pertenece a la subred <text:span text:style-name="T8">194.100.129.96</text:span></text:p>
      <text:p text:style-name="P6">e) <text:span text:style-name="T8">Número de hosts disponibles en cada subred<text:line-break/></text:span>Hay 5 bits para los hosts. No se pueden usar la IP de red ni la de broadcast. Número de hosts disponibles: <text:s/>2⁵ − 2 = <text:span text:style-name="T8">30</text:span></text:p>
      <text:p text:style-name="Heading_20_1"><text:bookmark text:name="_zd5cz32igq87"/>6. Ejercicio 06</text:p>
      <text:p text:style-name="P6">Nuestro ordenador tiene la IP <text:span text:style-name="T8">172.10.130.4</text:span>. Si hay <text:span text:style-name="T8">4 subredes</text:span>, indica:</text:p>
      <text:p text:style-name="P6">a) Clase de la IP y máscara por defecto<text:line-break/>b) Máscara cuando la red se divide en 4 subredes<text:line-break/>c) ID de red y dirección de broadcast de cada subred<text:line-break/>d) Subred a la que pertenece nuestra IP<text:line-break/>e) Número de hosts disponibles en cada subred</text:p>
      <text:p text:style-name="Heading_20_1"><text:bookmark text:name="_4lgjsvgcxw3b"/>7. Ejercicio 07</text:p>
      <text:p text:style-name="P6">Nuestro ordenador tiene la IP <text:span text:style-name="T8">170.10.133.2</text:span>. Si hay <text:span text:style-name="T8">5 subredes</text:span>, indica:</text:p>
      <text:p text:style-name="P6">a) Clase de la IP y máscara por defecto<text:line-break/>b) Máscara cuando la red se divide en 5 subredes<text:line-break/>c) ID de red y dirección de broadcast de cada subred<text:line-break/>d) Subred a la que pertenece nuestra IP<text:line-break/>e) Número de hosts disponibles en cada subr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1. Redes de computadoras</text:span></text:p>
      </style:header>
      <style:footer>
        <text:p text:style-name="MP4"><text:span text:style-name="MT1">CFGS DAM/DAW<text:tab/><text:tab/>Unidad 1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462" meta:character-count="2810" meta:non-whitespace-character-count="2379"/>
    <meta:generator>LibreOfficeDev/6.0.5.2$Linux_X86_64 LibreOffice_project/</meta:generator>
  </office:meta>
</office:document-meta>
</file>